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 style:list-style-name="L9"/>
    <style:style style:name="P6" style:family="paragraph" style:parent-style-name="Standard" style:list-style-name="L10"/>
    <style:style style:name="P7" style:family="paragraph" style:parent-style-name="Standard" style:list-style-name="L11"/>
    <style:style style:name="P8" style:family="paragraph" style:parent-style-name="Standard" style:list-style-name="L1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need to create some way of checking which object is being selected</text:p>
      <text:p text:style-name="Standard"/>
      <text:p text:style-name="Standard">2 <text:s/>options I can think of</text:p>
      <text:list xml:id="list1164850633" text:style-name="L3">
        <text:list-item>
          <text:list>
            <text:list-item>
              <text:p text:style-name="P1">have a touch event bubble up to the parent with it's id (for identification)</text:p>
            </text:list-item>
            <text:list-item>
              <text:p text:style-name="P1">have each object realize independently that it was selected</text:p>
            </text:list-item>
          </text:list>
        </text:list-item>
      </text:list>
      <text:p text:style-name="Standard"/>
      <text:p text:style-name="Standard">The first option seems easier to implement.</text:p>
      <text:p text:style-name="Standard"/>
      <text:p text:style-name="Standard">Basically Parent (TouchSheet sheet1) would need an array of booleans that remembers which unit has been selected until the target location or menu option has been selected.</text:p>
      <text:p text:style-name="Standard"/>
      <text:p text:style-name="Standard">The TouchSheet sheet1 needs:</text:p>
      <text:list xml:id="list1442585096" text:style-name="L4">
        <text:list-item>
          <text:list>
            <text:list-item>
              <text:p text:style-name="P2">an array of booleans</text:p>
            </text:list-item>
            <text:list-item>
              <text:p text:style-name="P2">ability to dynamically add/subtract units </text:p>
              <text:list>
                <text:list-item>
                  <text:p text:style-name="P2">based on barrack creation </text:p>
                </text:list-item>
                <text:list-item>
                  <text:p text:style-name="P2">kill deaths</text:p>
                </text:list-item>
              </text:list>
            </text:list-item>
          </text:list>
        </text:list-item>
      </text:list>
      <text:p text:style-name="Standard"/>
      <text:p text:style-name="Standard">When an attacking unit is </text:p>
      <text:list xml:id="list1220468814" text:style-name="L12">
        <text:list-item>
          <text:p text:style-name="P8">unit info is displayed on HUD</text:p>
        </text:list-item>
      </text:list>
      <text:list xml:id="list606456917" text:style-name="L6">
        <text:list-item>
          <text:list>
            <text:list-item>
              <text:p text:style-name="P3">tapped</text:p>
              <text:list>
                <text:list-item>
                  <text:p text:style-name="P3">unit selected (update TouchSheet sheet1)</text:p>
                </text:list-item>
              </text:list>
            </text:list-item>
          </text:list>
        </text:list-item>
      </text:list>
      <text:list xml:id="list1887508752" text:style-name="L7">
        <text:list-item>
          <text:list>
            <text:list-item>
              <text:p text:style-name="P4">targetloc needs to be ready for next touch</text:p>
              <text:list>
                <text:list-item>
                  <text:p text:style-name="P4">second tap</text:p>
                  <text:list>
                    <text:list-item>
                      <text:p text:style-name="P4">attackmode on</text:p>
                    </text:list-item>
                    <text:list-item>
                      <text:p text:style-name="P4">go to target frame by fram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held (hold-ed)</text:p>
          <text:list>
            <text:list-item>
              <text:p text:style-name="P4">menu needs to appear</text:p>
            </text:list-item>
            <text:list-item>
              <text:p text:style-name="P4">wait for selection of option</text:p>
              <text:list>
                <text:list-item>
                  <text:p text:style-name="P4">attack</text:p>
                  <text:list>
                    <text:list-item>
                      <text:p text:style-name="P4">same as second tap above</text:p>
                    </text:list-item>
                  </text:list>
                </text:list-item>
                <text:list-item>
                  <text:p text:style-name="P4">move</text:p>
                  <text:list>
                    <text:list-item>
                      <text:p text:style-name="P4">attackmode off</text:p>
                    </text:list-item>
                    <text:list-item>
                      <text:p text:style-name="P4">go to target frame by frame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When a working unit is </text:p>
      <text:list xml:id="list320527865" text:continue-list="list606456917" text:style-name="L6">
        <text:list-item>
          <text:list>
            <text:list-item>
              <text:p text:style-name="P3">tapped</text:p>
              <text:list>
                <text:list-item>
                  <text:p text:style-name="P3">unit info is displayed on HUD</text:p>
                </text:list-item>
                <text:list-item>
                  <text:p text:style-name="P3">unit selected (update TouchSheet sheet1)</text:p>
                </text:list-item>
              </text:list>
            </text:list-item>
          </text:list>
        </text:list-item>
      </text:list>
      <text:list xml:id="list1744508593" text:style-name="L11">
        <text:list-item>
          <text:list>
            <text:list-item>
              <text:p text:style-name="P7">targetloc needs to be ready for next touch</text:p>
              <text:list>
                <text:list-item>
                  <text:p text:style-name="P7">second tap</text:p>
                  <text:list>
                    <text:list-item>
                      <text:p text:style-name="P7">go to target frame by frame</text:p>
                    </text:list-item>
                    <text:list-item>
                      <text:p text:style-name="P7">if second tap was on mineral begin min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held (hold-ed)</text:p>
          <text:list>
            <text:list-item>
              <text:p text:style-name="P7">menu needs to appear</text:p>
            </text:list-item>
            <text:list-item>
              <text:p text:style-name="P7">wait for selection of option</text:p>
              <text:list>
                <text:list-item>
                  <text:p text:style-name="P7">move</text:p>
                  <text:list>
                    <text:list-item>
                      <text:p text:style-name="P7"><text:soft-page-break/>go to target frame by frame</text:p>
                    </text:list-item>
                  </text:list>
                </text:list-item>
                <text:list-item>
                  <text:p text:style-name="P7">build</text:p>
                  <text:list>
                    <text:list-item>
                      <text:p text:style-name="P7">barrack/supply depot</text:p>
                      <text:list>
                        <text:list-item>
                          <text:p text:style-name="P7">drag to location</text:p>
                          <text:list>
                            <text:list-item>
                              <text:p text:style-name="P7">go to destination and build</text:p>
                            </text:list-item>
                          </text:list>
                        </text:list-item>
                        <text:list-item>
                          <text:p text:style-name="P7">drag to trashcan</text:p>
                          <text:list>
                            <text:list-item>
                              <text:p text:style-name="P7">canc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When a barrack building is </text:p>
      <text:list xml:id="list1592004290" text:continue-list="list320527865" text:style-name="L6">
        <text:list-item>
          <text:list>
            <text:list-item>
              <text:p text:style-name="P3">tapped</text:p>
              <text:list>
                <text:list-item>
                  <text:p text:style-name="P3">unit info is displayed on HUD</text:p>
                </text:list-item>
              </text:list>
            </text:list-item>
          </text:list>
        </text:list-item>
      </text:list>
      <text:list xml:id="list1657253743" text:style-name="L9">
        <text:list-item>
          <text:list>
            <text:list-item>
              <text:p text:style-name="P5">targetloc needs to be ready for next touch</text:p>
            </text:list-item>
            <text:list-item>
              <text:p text:style-name="P5">bring menu up</text:p>
              <text:list>
                <text:list-item>
                  <text:p text:style-name="P5">second tap</text:p>
                  <text:list>
                    <text:list-item>
                      <text:p text:style-name="P5">set rally poi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held (hold-ed)</text:p>
          <text:list>
            <text:list-item>
              <text:p text:style-name="P5">bring menu up</text:p>
            </text:list-item>
            <text:list-item>
              <text:p text:style-name="P5">wait for selection of option</text:p>
              <text:p text:style-name="P5"/>
            </text:list-item>
          </text:list>
        </text:list-item>
      </text:list>
      <text:p text:style-name="Standard">When a supply unit is </text:p>
      <text:list xml:id="list1686507968" text:continue-list="list1592004290" text:style-name="L6">
        <text:list-item>
          <text:list>
            <text:list-item>
              <text:p text:style-name="P3">tapped</text:p>
            </text:list-item>
          </text:list>
        </text:list-item>
      </text:list>
      <text:list xml:id="list1457618275" text:style-name="L10">
        <text:list-item>
          <text:list>
            <text:list-item>
              <text:list>
                <text:list-item>
                  <text:p text:style-name="P6">unit info is displayed on HUD</text:p>
                </text:list-item>
              </text:list>
            </text:list-item>
            <text:list-item>
              <text:p text:style-name="P6">held (hold-ed)</text:p>
              <text:list>
                <text:list-item>
                  <text:p text:style-name="P6">bank menu appears(?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Orzech</meta:initial-creator>
    <meta:creation-date>2011-02-15T02:57:57</meta:creation-date>
    <meta:document-statistic meta:table-count="0" meta:image-count="0" meta:object-count="0" meta:page-count="2" meta:paragraph-count="61" meta:word-count="337" meta:character-count="1642"/>
    <dc:date>2011-02-15T03:25:17</dc:date>
    <dc:creator>Scott Orzech</dc:creator>
    <meta:editing-duration>PT00H11M09S</meta:editing-duration>
    <meta:editing-cycles>1</meta:editing-cycles>
    <meta:generator>OpenOffice.org/3.2$Unix OpenOffice.org_project/320m18$Build-9502</meta:generator>
  </office:meta>
</office:document-meta>
</file>